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/>
    <style:font-face style:name="Verdana" svg:font-family="Verdana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r_5f_pb">
      <style:paragraph-properties fo:margin-top="0in" fo:margin-bottom="0in" fo:text-align="center" style:justify-single-word="false"/>
    </style:style>
    <style:style style:name="P2" style:family="paragraph" style:parent-style-name="Hr_5f_pb">
      <style:paragraph-properties fo:margin-left="0in" fo:margin-right="0in" fo:margin-top="0in" fo:margin-bottom="0.1in" fo:text-indent="0.5in" style:auto-text-indent="false" fo:break-before="page"/>
      <style:text-properties style:font-name="Bitstream Charter" fo:font-size="12pt" style:font-size-asian="12pt" style:font-size-complex="12pt"/>
    </style:style>
    <style:style style:name="P3" style:family="paragraph" style:parent-style-name="Hr_5f_pb">
      <style:paragraph-properties fo:margin-left="0in" fo:margin-right="0in" fo:margin-top="0in" fo:margin-bottom="0.1in" fo:text-indent="0.5in" style:auto-text-indent="false"/>
      <style:text-properties style:font-name="Bitstream Charter"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.1in" fo:text-indent="0.5in" style:auto-text-indent="false"/>
      <style:text-properties style:font-name="Bitstream Charter"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.1in" fo:text-indent="0in" style:auto-text-indent="false"/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5in" fo:margin-right="0in" fo:margin-top="0in" fo:margin-bottom="0.1in" fo:text-indent="-0.5in" style:auto-text-indent="false">
        <style:tab-stops/>
      </style:paragraph-properties>
    </style:style>
    <style:style style:name="P7" style:family="paragraph" style:parent-style-name="Standard">
      <style:paragraph-properties fo:margin-left="0.5in" fo:margin-right="0in" fo:margin-top="0in" fo:margin-bottom="0.1in" fo:text-indent="-0.5in" style:auto-text-indent="false">
        <style:tab-stops/>
      </style:paragraph-properties>
      <style:text-properties style:font-name="Bitstream Charte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Bitstream Charter"/>
    </style:style>
    <style:style style:name="T7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Bitstream Charter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size-asian="12pt"/>
    </style:style>
    <style:style style:name="T10" style:family="text">
      <style:text-properties style:font-weight-asian="normal"/>
    </style:style>
    <style:style style:name="T11" style:family="text">
      <style:text-properties style:font-size-complex="12pt"/>
    </style:style>
    <style:style style:name="T12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Default_20_Paragraph_20_Font"><text:line-break/></text:span><text:span text:style-name="Default_20_Paragraph_20_Font"><text:line-break/></text:span><text:span text:style-name="Default_20_Paragraph_20_Font"><text:line-break/></text:span><text:span text:style-name="Default_20_Paragraph_20_Font"><text:line-break/></text:span><text:span text:style-name="Default_20_Paragraph_20_Font"><text:line-break/></text:span><text:span text:style-name="Default_20_Paragraph_20_Font"><text:line-break/></text:span></text:p>
      <text:p text:style-name="P1"><text:span text:style-name="Default_20_Paragraph_20_Font"><text:span text:style-name="T1">Position Paper #1: Women in STEM<text:line-break/><text:line-break/></text:span></text:span><text:span text:style-name="Default_20_Paragraph_20_Font"><text:span text:style-name="T2">Mark Randles<text:line-break/>2010-02-02</text:span></text:span></text:p>
      <text:p text:style-name="P1"><text:span text:style-name="Default_20_Paragraph_20_Font"><text:span text:style-name="T2"/></text:span></text:p>
      <text:p text:style-name="P2">Why do we care about the lack of women in math-intensive fields (STEM, or science, mathematics, engineering, computer science, and other related fields)?  Women should have the same opportunitie<text:span text:style-name="T4">s as men in these fields.  Studies have shown that women are just as capable as men in math-intens</text:span>ive STEM fields and therefore they shouldn't be statistically underrepresented unless there is some underlying cause.</text:p>
      <text:p text:style-name="P3">What that underlying cause happens to be is subject to much debate.  There is significant evidence that there is a fundamental difference between the male and female brain.  This difference is usually manifest in spatial abilities and reasoning, men having the advantage. <text:s/>However, there is further evidence that even though men have stronger spatial processing this does not reflect on overall mathematical ability. <text:s/>Hyde, Fennema, and Lamon show in their 1990 meta-study of mathematics test scores that women and mens scores are close with only a slight difference between the two sexes. <text:s/>This small statistical difference alone cannot account for the huge gender gap in STEM careers.</text:p>
      <text:p text:style-name="P3">If there is conflicting evidence that gross physical differences aren't sufficient enough to cause the large gender gaps seen in STEM fields, what then is the cause (Ceci, Williams)?  I propose that it is a combination of a number of subtle sociological, educational, and cultural factors which causes the significant gap.</text:p>
      <text:p text:style-name="P3">Perception of traditional gender roles are a primary contributor.  Classically, women are the second-class when it comes to careers and advancement outside of the home. The man is the breadwinner for the family. <text:s/>More and more women do have a life outside of the home but women are generally expected to take inferior careers like general office work or to do "soft" things like educaton or social work or nursing. <text:s/>Most of the careers expected of <text:s/>them allow them to continue in their traditional home roles while fulfilling the modern expectation of them outside of the home.</text:p>
      <text:p text:style-name="P3">These gender perceptions are transmitted throughout our society. <text:s/>From childhood, there is significant gender role imprinting. <text:s/>Toys, movies, music, books all promote women who generally aren't in STEM careers and rather are in something else. <text:s/>Those women who are in STEM careers usually aren't at the top of their field or don't excel based on academic merit. <text:s/>A good example of this is Christmas Jones from the James Bond film <text:span text:style-name="T5">The World Is Not Enough</text:span>. <text:s/>Here we have a nuclear scientist who is also a beautiful young lady. <text:s/>Instead of being a scientist she is a damsel in distress needing a man to save her. <text:s/>She should be an expert in her field, yet the non-expert James Bond knows as much as her. <text:s/></text:p>
      <text:p text:style-name="P3">There are countless other examples of gender perception in popular media, however, they aren't, strictly, the most insidious carrier. <text:s/>Childrens toys more then anything are biased against girls when it comes to STEM later in life. <text:s/>Most girls toys are designed around playing house or playing doctor or acting in a service capacity. <text:s/>Toys which build critical thinking skills, like Lego or Erecter, aren't targeted at girls. <text:s/>Rather they're targeted at boys. <text:s/></text:p>
      <text:p text:style-name="P3">Now, to defend the toy makers, they market to the segments which buy their toys, so they can't be held solely responsible for targeting boys and girls for different types of products. <text:s/>The people who buy those products are to blame. <text:s/>Girls get girly things and boys get boyish things. <text:s/>Why can't a girl enjoy playing with Lego?</text:p>
      <text:p text:style-name="P4">Because this gender stereotypeing is integrated into our social norms, it's difficult to both identify it's influence and to change it.  Girls grow up thinking that they should and are <text:soft-page-break/>expected to go into those stereotypical careers.  Even when they show a profincity in math and science, if they are steered into STEM careers they are softer, such as psychology, medicine, and biology, which are more acceptable in society for women.</text:p>
      <text:p text:style-name="P4">If girls do pursue a math intensive STEM career, they are more likely to drop out of it due to social pressures as well.  Women are expected to be the mothers and home-maker.  STEM careers, in general, require a higher amount of dedication, which in turn lesses the womans ability to be mother and home-maker.  This causes a woman to make the determination between looking poor in societies eyes (by putting career over family) or reducing or removing the implications that their career places on their lives.</text:p>
      <text:p text:style-name="P4">There are also negative social pressures interally in the STEM fields. <text:s/>In the area of computer science, there can be significant gender imbalances. <text:s/>Many undergraduate programs can have a male-to-female ratio in excess of 20-to-1. <text:s/>This creates a hostile environment to any women who may be interested in the field. <text:s/>Having to deal with hyper-competative, socially inept or ackward, and often tactless peers is off-putting, particularly if you have to do it alone.</text:p>
      <text:p text:style-name="P5">References</text:p>
      <text:p text:style-name="P6">Ceci, S. J., &amp; Williams, W. M. <text:s/>(2009) <text:s/>The Mathematics of Sex: <text:bookmark text:name="btAsinTitle"/><text:span text:style-name="T7">How Biology and Society Conspire to Limit Talented Women and Girls</text:span><text:span text:style-name="T8">. <text:s/>United States of America: Oxford University Press.</text:span></text:p>
      <text:p text:style-name="P7">Hyde, J.S., Fennema, E., &amp; Lamon, S.J. (1990). <text:s/>Gender Differences in Mathematics Performance: A Meta-Analysis. <text:s/><text:span text:style-name="T5">Psychological Bulletin,</text:span> <text:span text:style-name="T5"><text:s/>107</text:span>(2), <text:s/>pp 139-15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Verdana" svg:font-family="Verdana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orphans="2" fo:widows="2" fo:text-indent="0in" style:auto-text-indent="false" fo:background-color="#ffffff">
        <style:background-image/>
      </style:paragraph-properties>
      <style:text-properties style:use-window-font-color="true" style:font-name="Verdana" fo:font-size="18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in" fo:margin-bottom="0in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in" fo:margin-bottom="0in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in" fo:margin-bottom="0in"/>
      <style:text-properties fo:background-color="#ffffff"/>
    </style:style>
    <style:style style:name="Ul" style:family="paragraph" style:parent-style-name="Standard">
      <style:paragraph-properties fo:margin-top="0in" fo:margin-bottom="0in"/>
      <style:text-properties fo:background-color="#ffffff"/>
    </style:style>
    <style:style style:name="Select" style:family="paragraph" style:parent-style-name="Standard">
      <style:paragraph-properties fo:margin-top="0in" fo:margin-bottom="0in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0972in" fo:border="0.0102in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in" fo:margin-bottom="0in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in" fo:margin-bottom="0in"/>
      <style:text-properties fo:background-color="#ffffff"/>
    </style:style>
    <style:style style:name="Pre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" style:display-name="Hr_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Position Paper #1: Women in STEM</dc:title>
    <meta:initial-creator/>
    <meta:editing-cycles>30</meta:editing-cycles>
    <dc:date>2010-02-02T17:02:02</dc:date>
    <meta:editing-duration>PT02H03M22S</meta:editing-duration>
    <meta:document-statistic meta:table-count="0" meta:image-count="0" meta:object-count="0" meta:page-count="3" meta:paragraph-count="15" meta:word-count="861" meta:character-count="5305"/>
  </office:meta>
</office:document-meta>
</file>